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827in"/>
    </style:style>
    <style:style style:name="co5" style:family="table-column">
      <style:table-column-properties fo:break-before="auto" style:column-width="1.4902in"/>
    </style:style>
    <style:style style:name="co6" style:family="table-column">
      <style:table-column-properties fo:break-before="auto" style:column-width="0.9646in"/>
    </style:style>
    <style:style style:name="co7" style:family="table-column">
      <style:table-column-properties fo:break-before="auto" style:column-width="1.8118in"/>
    </style:style>
    <style:style style:name="co8" style:family="table-column">
      <style:table-column-properties fo:break-before="auto" style:column-width="1.7256in"/>
    </style:style>
    <style:style style:name="co9" style:family="table-column">
      <style:table-column-properties fo:break-before="auto" style:column-width="1.5972in"/>
    </style:style>
    <style:style style:name="co10" style:family="table-column">
      <style:table-column-properties fo:break-before="auto" style:column-width="1.5866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2.0264in"/>
    </style:style>
    <style:style style:name="co13" style:family="table-column">
      <style:table-column-properties fo:break-before="auto" style:column-width="1.8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none" fo:background-color="#dddddd" fo:border-left="none" fo:border-right="0.06pt solid #000000" fo:border-top="none"/>
    </style:style>
    <style:style style:name="ce7" style:family="table-cell" style:parent-style-name="Default">
      <style:table-cell-properties fo:border-bottom="none" fo:background-color="#cccccc" fo:border-left="none" fo:border-right="0.06pt solid #000000" fo:border-top="none"/>
      <style:text-properties fo:color="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none"/>
      <style:text-properties fo:color="#000000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28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dddddd"/>
      <style:text-properties fo:color="#000000"/>
    </style:style>
    <style:style style:name="ce29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5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3" table:number-columns-repeated="2" table:default-cell-style-name="Default"/>
        <table:table-column table:style-name="co12" table:default-cell-style-name="Default"/>
        <table:table-column table:style-name="co3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heat sheet for aiolos files </text:p>
          </table:table-cell>
          <table:table-cell table:number-columns-repeated="5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Output file</text:p>
          </table:table-cell>
          <table:table-cell table:style-name="ce4"/>
          <table:table-cell/>
          <table:table-cell table:style-name="ce1" office:value-type="string" calcext:value-type="string">
            <text:p>Diagnostic file, 1 band</text:p>
          </table:table-cell>
          <table:table-cell table:style-name="ce4"/>
          <table:table-cell/>
          <table:table-cell table:style-name="ce9" office:value-type="string" calcext:value-type="string">
            <text:p>Diagnostic file, 2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, 3 species</text:p>
          </table:table-cell>
          <table:table-cell table:style-name="ce4"/>
          <table:table-cell/>
          <table:table-cell table:style-name="ce1" office:value-type="string" calcext:value-type="string">
            <text:p>Diagnostic file, 3 bands</text:p>
          </table:table-cell>
          <table:table-cell table:style-name="ce4"/>
          <table:table-cell/>
          <table:table-cell table:style-name="ce9" office:value-type="string" calcext:value-type="string">
            <text:p>Diagnostic file, 2 bands in, 1 band out, 4 species</text:p>
          </table:table-cell>
          <table:table-cell table:style-name="ce4"/>
          <table:table-cell/>
          <table:table-cell table:style-name="ce9" office:value-type="string" calcext:value-type="string">
            <text:p>Diagnostic file, 3 bands in, 1 band out, 4 species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table:style-name="ce2" office:value-type="string" calcext:value-type="string">
            <text:p>Column number</text:p>
          </table:table-cell>
          <table:table-cell table:style-name="ce5" office:value-type="string" calcext:value-type="string">
            <text:p>Variable</text:p>
          </table:table-cell>
          <table:table-cell/>
          <table:table-cell office:value-type="string" calcext:value-type="string">
            <text:p>Column number</text:p>
          </table:table-cell>
          <table:table-cell table:number-columns-repeated="2"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table:style-name="ce2" office:value-type="string" calcext:value-type="string">
            <text:p>Column number</text:p>
          </table:table-cell>
          <table:table-cell table:style-name="ce5"/>
          <table:table-cell/>
          <table:table-cell table:style-name="ce2" office:value-type="string" calcext:value-type="string">
            <text:p>Column number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rho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J_tot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momentum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_tot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energy density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J0</text:p>
          </table:table-cell>
          <table:table-cell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rho_flux left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J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J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0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momentum_flux left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dS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J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1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energy_density_flux left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rho*kappa_R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S2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7"/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tau_cell</text:p>
          </table:table-cell>
          <table:table-cell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dS0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7" office:value-type="string" calcext:value-type="string">
            <text:p>F_L – F_R + S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tau_radial</text:p>
          </table:table-cell>
          <table:table-cell/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S2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dS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/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kappa_P(Tsun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3" office:value-type="string" calcext:value-type="string">
            <text:p>dS0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27" office:value-type="string" calcext:value-type="string">
            <text:p>dS2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Pressure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kappa_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um_spec rho kappa_R 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23" office:value-type="string" calcext:value-type="string">
            <text:p>dS1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tau_tot cell 0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sum_spec rho kappa_R 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velocity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kappa_R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23" office:value-type="string" calcext:value-type="string">
            <text:p>dS2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1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tau_tot cell 0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_rad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tau_tot cell 1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rhokappa_R 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tau_tot radial 0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dt_cs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_ga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tau_tot radial 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rhokappa_R 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tau_tot radial 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dt_CFL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Pressure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au_tot radial 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hokappa_R 2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tau_tot_radial_2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cs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Lumi = Flux0 *r^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kappa_R 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R 0, <text:s text:c="2"/>spec 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23" office:value-type="string" calcext:value-type="string">
            <text:p>tau_tot cell 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kappa_S 0, spec0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dt_d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convective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kappa_P 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appa_P 0, <text:s text:c="2"/>spec 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3" office:value-type="string" calcext:value-type="string">
            <text:p>tau_tot cell 1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8" office:value-type="string" calcext:value-type="string">
            <text:p>kappa_S 0, spec1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u_analytic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kappa_P(Tsun) 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appa_P(Tsun) 0, spec0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3" office:value-type="string" calcext:value-type="string">
            <text:p>tau_tot cell 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kappa_S 0, spec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alpha_collision_12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kappa_R 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kappa_R 0, <text:s text:c="2"/>spec 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tau_tot radial 0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table:style-name="ce2" office:value-type="float" office:value="19" calcext:value-type="float">
            <text:p>19</text:p>
          </table:table-cell>
          <table:table-cell table:style-name="ce28" office:value-type="string" calcext:value-type="string">
            <text:p>kappa_S 0, spec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Phi_grav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P 0, <text:s text:c="2"/>spec 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tau_tot radial 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kappa_S 1, spec0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enclosed mass (r) this species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kappa_P(Tsun) 1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kappa_P(Tsun) 0, spec1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tau_tot radial 2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table:style-name="ce2" office:value-type="float" office:value="21" calcext:value-type="float">
            <text:p>21</text:p>
          </table:table-cell>
          <table:table-cell table:style-name="ce29" office:value-type="string" calcext:value-type="string">
            <text:p>kappa_S 1, spec1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cooling dG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 table:style-name="ce23" office:value-type="string" calcext:value-type="string">
            <text:p>Trad_tot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kappa_R 0, <text:s text:c="2"/>spec 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3" office:value-type="string" calcext:value-type="string">
            <text:p>kappa_R 0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kappa_S 1, spec2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heating dS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T_gas_0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kappa_P 0, <text:s text:c="2"/>spec 2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3" office:value-type="string" calcext:value-type="string">
            <text:p>kappa_P 0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table:style-name="ce2" office:value-type="float" office:value="23" calcext:value-type="float">
            <text:p>23</text:p>
          </table:table-cell>
          <table:table-cell table:style-name="ce29" office:value-type="string" calcext:value-type="string">
            <text:p>kappa_S 1, spec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rictional accel_1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office:value-type="string" calcext:value-type="string">
            <text:p>P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kappa_P(Tsun) 0, spec2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3" office:value-type="string" calcext:value-type="string">
            <text:p>kappa_P (Tsun) 0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kappa_S 2, spec0</text:p>
          </table:table-cell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kappa_R 1, <text:s text:c="2"/>spec 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kappa_R 1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table:style-name="ce2" office:value-type="float" office:value="25" calcext:value-type="float">
            <text:p>25</text:p>
          </table:table-cell>
          <table:table-cell table:style-name="ce28" office:value-type="string" calcext:value-type="string">
            <text:p>kappa_S 2, spec1</text:p>
          </table:table-cell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11" office:value-type="string" calcext:value-type="string">
            <text:p>Flux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 1, <text:s text:c="2"/>spec 0</text:p>
          </table:table-cell>
          <table:table-cell/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kappa_P 1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kappa_S 2, spec2</text:p>
          </table:table-cell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 office:value-type="string" calcext:value-type="string">
            <text:p>Lconvective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2" office:value-type="string" calcext:value-type="string">
            <text:p>kappa_P(Tsun) 1, spec0</text:p>
          </table:table-cell>
          <table:table-cell/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kappa_P (Tsun)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 table:style-name="ce28" office:value-type="string" calcext:value-type="string">
            <text:p>kappa_S 2, spec3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R 1, <text:s text:c="2"/>spec 1</text:p>
          </table:table-cell>
          <table:table-cell/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kappa_R 2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 table:style-name="ce22" office:value-type="string" calcext:value-type="string">
            <text:p>kappa_P 0, <text:s text:c="2"/>spec 0</text:p>
          </table:table-cell>
        </table:table-row>
        <table:table-row table:style-name="ro1">
          <table:table-cell table:number-columns-repeated="6"/>
          <table:table-cell table:style-name="Default" table:number-columns-repeated="2"/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 1, <text:s text:c="2"/>spec 1</text:p>
          </table:table-cell>
          <table:table-cell/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kappa_P 2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 table:style-name="ce22" office:value-type="string" calcext:value-type="string">
            <text:p>kappa_P 0, <text:s text:c="2"/>spec 1</text:p>
          </table:table-cell>
        </table:table-row>
        <table:table-row table:style-name="ro1">
          <table:table-cell table:number-columns-repeated="6"/>
          <table:table-cell table:style-name="ce9" office:value-type="string" calcext:value-type="string">
            <text:p>Diagnostic file, 2 bands in 1 band out</text:p>
          </table:table-cell>
          <table:table-cell table:style-name="ce4"/>
          <table:table-cell/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kappa_P(Tsun) 1, spec1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6" office:value-type="string" calcext:value-type="string">
            <text:p>kappa_P (Tsun)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 table:style-name="ce22" office:value-type="string" calcext:value-type="string">
            <text:p>kappa_P 0, <text:s text:c="2"/>spec 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R 1, <text:s text:c="2"/>spec 2</text:p>
          </table:table-cell>
          <table:table-cell/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Trad_tot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22" office:value-type="string" calcext:value-type="string">
            <text:p>kappa_P 0, <text:s text:c="2"/>spec 3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 1, <text:s text:c="2"/>spec 2</text:p>
          </table:table-cell>
          <table:table-cell/>
          <table:table-cell table:style-name="ce2" office:value-type="float" office:value="32" calcext:value-type="float">
            <text:p>32</text:p>
          </table:table-cell>
          <table:table-cell table:style-name="ce5" office:value-type="string" calcext:value-type="string">
            <text:p>T_gas_0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kappa_R 0, <text:s text:c="2"/>spec 0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22" office:value-type="string" calcext:value-type="string">
            <text:p>kappa_P(Tsun) 1, spec2</text:p>
          </table:table-cell>
          <table:table-cell/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kappa_R 0, <text:s text:c="2"/>spec 1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Trad_tot</text:p>
          </table:table-cell>
          <table:table-cell/>
          <table:table-cell table:style-name="ce2" office:value-type="float" office:value="34" calcext:value-type="float">
            <text:p>34</text:p>
          </table:table-cell>
          <table:table-cell table:style-name="ce5" office:value-type="string" calcext:value-type="string">
            <text:p>Flux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T_gas spec 0</text:p>
          </table:table-cell>
          <table:table-cell/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kappa_R 0, <text:s text:c="2"/>spec 2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0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Flux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kappa_R 0, <text:s text:c="2"/>spec 3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1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Flux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T_gas spec 2</text:p>
          </table:table-cell>
          <table:table-cell/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Trad_tot</text:p>
          </table:table-cell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string" calcext:value-type="string">
            <text:p>S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convec Species1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P</text:p>
          </table:table-cell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T_gas spec 0</text:p>
          </table:table-cell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dS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P</text:p>
          </table:table-cell>
          <table:table-cell table:number-columns-repeated="4"/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Flux 0</text:p>
          </table:table-cell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T_gas spec 1</text:p>
          </table:table-cell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dS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Flux 0</text:p>
          </table:table-cell>
          <table:table-cell table:number-columns-repeated="4"/>
          <table:table-cell table:style-name="ce3" office:value-type="float" office:value="39" calcext:value-type="float">
            <text:p>39</text:p>
          </table:table-cell>
          <table:table-cell table:style-name="ce11" office:value-type="string" calcext:value-type="string">
            <text:p>Lconvec Species1</text:p>
          </table:table-cell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T_gas spec 2</text:p>
          </table:table-cell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sum_spec rho kappa_R 0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Flux 1</text:p>
          </table:table-cell>
          <table:table-cell table:number-columns-repeated="4"/>
          <table:table-cell table:style-name="ce3" office:value-type="float" office:value="40" calcext:value-type="float">
            <text:p>40</text:p>
          </table:table-cell>
          <table:table-cell table:style-name="ce11" office:value-type="string" calcext:value-type="string">
            <text:p>Lconvec Species2</text:p>
          </table:table-cell>
          <table:table-cell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T_gas spec 3</text:p>
          </table:table-cell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tau_tot cell 0 = 9*dx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convec Species1</text:p>
          </table:table-cell>
          <table:table-cell table:number-columns-repeated="4"/>
          <table:table-cell office:value-type="float" office:value="41" calcext:value-type="float">
            <text:p>41</text:p>
          </table:table-cell>
          <table:table-cell table:style-name="ce11" office:value-type="string" calcext:value-type="string">
            <text:p>Lconvec Species3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5" office:value-type="string" calcext:value-type="string">
            <text:p>P</text:p>
          </table:table-cell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string" calcext:value-type="string">
            <text:p>tau_tot radial 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convec Species2</text:p>
          </table:table-cell>
          <table:table-cell table:number-columns-repeated="7"/>
          <table:table-cell office:value-type="float" office:value="42" calcext:value-type="float">
            <text:p>42</text:p>
          </table:table-cell>
          <table:table-cell table:style-name="ce6" office:value-type="string" calcext:value-type="string">
            <text:p>Flux 0</text:p>
          </table:table-cell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string" calcext:value-type="string">
            <text:p>tau_tot radial 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3</text:p>
          </table:table-cell>
          <table:table-cell table:number-columns-repeated="7"/>
          <table:table-cell office:value-type="float" office:value="43" calcext:value-type="float">
            <text:p>43</text:p>
          </table:table-cell>
          <table:table-cell office:value-type="string" calcext:value-type="string">
            <text:p>Lconvec Species1</text:p>
          </table:table-cell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kappa_P(Tsun) 0</text:p>
          </table:table-cell>
          <table:table-cell table:number-columns-repeated="10"/>
          <table:table-cell office:value-type="float" office:value="44" calcext:value-type="float">
            <text:p>44</text:p>
          </table:table-cell>
          <table:table-cell office:value-type="string" calcext:value-type="string">
            <text:p>Lconvec Species2</text:p>
          </table:table-cell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kappa_P(Tsun) 1</text:p>
          </table:table-cell>
          <table:table-cell table:number-columns-repeated="10"/>
          <table:table-cell office:value-type="float" office:value="45" calcext:value-type="float">
            <text:p>45</text:p>
          </table:table-cell>
          <table:table-cell office:value-type="string" calcext:value-type="string">
            <text:p>Lconvec Species3</text:p>
          </table:table-cell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P 0</text:p>
          </table:table-cell>
          <table:table-cell table:number-columns-repeated="11"/>
          <table:table-cell table:style-name="ce6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kappa_R 0</text:p>
          </table:table-cell>
          <table:table-cell table:number-columns-repeated="11"/>
          <table:table-cell table:style-name="ce6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style-name="ce23" office:value-type="string" calcext:value-type="string">
            <text:p>Trad_tot</text:p>
          </table:table-cell>
          <table:table-cell table:number-columns-repeated="11"/>
          <table:table-cell table:style-name="ce6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_0</text:p>
          </table:table-cell>
          <table:table-cell table:number-columns-repeated="11"/>
          <table:table-cell table:style-name="ce22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</text:p>
          </table:table-cell>
          <table:table-cell table:number-columns-repeated="11"/>
          <table:table-cell table:style-name="ce2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Flux 0</text:p>
          </table:table-cell>
          <table:table-cell table:number-columns-repeated="11"/>
          <table:table-cell table:style-name="ce22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Default" office:value-type="string" calcext:value-type="string">
            <text:p>Lconvective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office:value-type="float" office:value="27" calcext:value-type="float">
            <text:p>2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6"/>
          <table:table-cell table:style-name="ce9" office:value-type="string" calcext:value-type="string">
            <text:p>Diagnostic file, 1 bands in, 1 band out, 2 species</text:p>
          </table:table-cell>
          <table:table-cell table:style-name="ce4"/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Column number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J_tot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S_tot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J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S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dS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string" calcext:value-type="string">
            <text:p>sum_spec rho kappa_R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tau_tot cell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string" calcext:value-type="string">
            <text:p>tau_tot radial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kappa_S 0, spec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kappa_S 0, spec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style-name="ce22" office:value-type="string" calcext:value-type="string">
            <text:p>kappa_P 0, <text:s text:c="2"/>spec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kappa_P 0, <text:s text:c="2"/>spec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kappa_R 0, <text:s text:c="2"/>spec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kappa_R 0, <text:s text:c="2"/>spec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Trad_tot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string" calcext:value-type="string">
            <text:p>T_gas spec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string" calcext:value-type="string">
            <text:p>T_gas spec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string" calcext:value-type="string">
            <text:p>P spec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string" calcext:value-type="string">
            <text:p>P spec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Flux 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style-name="Default" office:value-type="string" calcext:value-type="string">
            <text:p>Lconvec Species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style-name="Default" office:value-type="string" calcext:value-type="string">
            <text:p>Lconvec Species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Lconvec Species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style-name="ce28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26" calcext:value-type="float">
            <text:p>26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27" calcext:value-type="float">
            <text:p>27</text:p>
          </table:table-cell>
          <table:table-cell table:style-name="ce28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28" calcext:value-type="float">
            <text:p>28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29" calcext:value-type="float">
            <text:p>29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0" calcext:value-type="float">
            <text:p>30</text:p>
          </table:table-cell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1" calcext:value-type="float">
            <text:p>31</text:p>
          </table:table-cell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2" calcext:value-type="float">
            <text:p>32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3" calcext:value-type="float">
            <text:p>33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4" calcext:value-type="float">
            <text:p>34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5" calcext:value-type="float">
            <text:p>35</text:p>
          </table:table-cell>
          <table:table-cell table:style-name="ce6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6" calcext:value-type="float">
            <text:p>36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7" calcext:value-type="float">
            <text:p>3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8" calcext:value-type="float">
            <text:p>38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ce3" office:value-type="float" office:value="39" calcext:value-type="float">
            <text:p>39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ce3" office:value-type="float" office:value="40" calcext:value-type="float">
            <text:p>40</text:p>
          </table:table-cell>
          <table:table-cell table:number-columns-repeated="13"/>
        </table:table-row>
        <table:table-row table:style-name="ro1">
          <table:table-cell table:number-columns-repeated="6"/>
          <table:table-cell table:style-name="Default" office:value-type="float" office:value="41" calcext:value-type="float">
            <text:p>41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office:value-type="float" office:value="42" calcext:value-type="float">
            <text:p>42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office:value-type="float" office:value="43" calcext:value-type="float">
            <text:p>43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office:value-type="float" office:value="44" calcext:value-type="float">
            <text:p>44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6"/>
          <table:table-cell table:style-name="Default" office:value-type="float" office:value="45" calcext:value-type="float">
            <text:p>45</text:p>
          </table:table-cell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00:45:25.5794375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6:12:06.115455711</meta:creation-date>
    <dc:date>2021-10-26T01:01:16.366420816</dc:date>
    <meta:editing-duration>P18DT4H37M2S</meta:editing-duration>
    <meta:editing-cycles>25</meta:editing-cycles>
    <meta:generator>LibreOffice/6.4.5.2$Linux_X86_64 LibreOffice_project/40$Build-2</meta:generator>
    <meta:document-statistic meta:table-count="1" meta:cell-count="604" meta:object-count="0"/>
  </office:meta>
</office:document-meta>
</file>